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 fo:text-align="justify" style:justify-single-word="false"/>
    </style:style>
    <style:style style:name="P3" style:family="paragraph" style:parent-style-name="Standard">
      <style:paragraph-properties fo:line-height="100%" fo:text-align="justify" style:justify-single-word="false">
        <style:tab-stops>
          <style:tab-stop style:position="2.658cm"/>
        </style:tab-stops>
      </style:paragraph-properties>
    </style:style>
    <style:style style:name="P4" style:family="paragraph" style:parent-style-name="Standard">
      <style:paragraph-properties fo:margin-left="1.249cm" fo:margin-right="0cm" fo:line-height="100%" fo:text-align="justify" style:justify-single-word="false" fo:text-indent="0cm" style:auto-text-indent="false"/>
    </style:style>
    <style:style style:name="P5" style:family="paragraph" style:parent-style-name="Standard">
      <style:paragraph-properties fo:margin-left="1.244cm" fo:margin-right="0cm" fo:line-height="100%" fo:text-align="justify" style:justify-single-word="false" fo:text-indent="0cm" style:auto-text-indent="false"/>
    </style:style>
    <style:style style:name="P6" style:family="paragraph" style:parent-style-name="Standard" style:master-page-name="Standard">
      <style:paragraph-properties fo:line-height="100%" style:page-number="auto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style="italic" style:font-size-asian="12pt" style:font-style-asian="italic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RF1 – Compra de Produto</text:span></text:p>
      <text:p text:style-name="P1"><text:span text:style-name="T2">Descrição: </text:span></text:p>
      <text:p text:style-name="P4"><text:span text:style-name="T3">Com a tela de PDV aberta, deve inicialmente inserir o nome do vendedor e o nome do cliente à venda. O funcionário inseri o código de barras dos produtos, junto com sua quantidade</text:span><text:span text:style-name="T4">. </text:span><text:span text:style-name="T3">Após todos os produtos serem adicionados, deve-se chamar o modo de pagamento.</text:span></text:p>
      <text:p text:style-name="P3"><text:span text:style-name="T2">Entrada:<text:tab/></text:span></text:p>
      <text:p text:style-name="P5"><text:span text:style-name="T3">Código de barras do produto, quantidade, nome do vendedor, nome do cliente, tipo de pagamento, troco.</text:span></text:p>
      <text:p text:style-name="P1"><text:span text:style-name="T2">Processamento:</text:span></text:p>
      <text:p text:style-name="P2"><text:span text:style-name="T3"><text:tab/></text:span></text:p>
      <text:p text:style-name="P2"><text:span text:style-name="T2">Saída:</text:span></text:p>
      <text:p text:style-name="P2"><text:span text:style-name="T2"><text:tab/></text:span><text:span text:style-name="T3">Mensagem informando que a compra foi efetuada com sucesso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03%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" style:font-family-complex="'Times New Roman'" style:font-family-generic-complex="system" style:font-pitch-complex="variabl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 Alves da Silveira</meta:initial-creator>
    <dc:creator>George Alves da Silveira</dc:creator>
    <meta:editing-cycles>2</meta:editing-cycles>
    <meta:creation-date>2015-09-22T19:59:00</meta:creation-date>
    <dc:date>2015-09-22T19:59:00</dc:date>
    <meta:editing-duration>P0D</meta:editing-duration>
    <meta:generator>LibreOffice/4.4.2.2$Windows_x86 LibreOffice_project/c4c7d32d0d49397cad38d62472b0bc8acff48dd6</meta:generator>
    <meta:document-statistic meta:table-count="0" meta:image-count="0" meta:object-count="0" meta:page-count="1" meta:paragraph-count="9" meta:word-count="78" meta:character-count="481" meta:non-whitespace-character-count="40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